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03900003433228" calcext:value-type="float">
            <text:p>0.803900003433228</text:p>
          </table:table-cell>
          <table:table-cell table:style-name="ce2" table:number-columns-repeated="4"/>
          <table:table-cell table:number-columns-repeated="2" table:style-name="ce2" office:value-type="float" office:value="0.803900003433228" calcext:value-type="float">
            <text:p>0.803900003433228</text:p>
          </table:table-cell>
          <table:table-cell/>
          <table:table-cell table:formula="of:=AVERAGE([.E3:.L3])" office:value-type="float" office:value="0.803900003433228" calcext:value-type="float">
            <text:p>0.803900003433228</text:p>
          </table:table-cell>
          <table:table-cell table:number-columns-repeated="3"/>
          <table:table-cell office:value-type="float" office:value="0.837100028991699" calcext:value-type="float">
            <text:p>0.83710002899169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839800000190735" calcext:value-type="float">
            <text:p>0.839800000190735</text:p>
          </table:table-cell>
          <table:table-cell table:number-columns-repeated="3"/>
          <table:table-cell table:number-columns-repeated="2" office:value-type="float" office:value="0.839800000190735" calcext:value-type="float">
            <text:p>0.839800000190735</text:p>
          </table:table-cell>
          <table:table-cell table:formula="of:=AVERAGE([.E4:.L4])" office:value-type="float" office:value="0.839800000190735" calcext:value-type="float">
            <text:p>0.839800000190735</text:p>
          </table:table-cell>
          <table:table-cell table:number-columns-repeated="3"/>
          <table:table-cell office:value-type="float" office:value="0.853500008583069" calcext:value-type="float">
            <text:p>0.853500008583069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51400017738342" calcext:value-type="float">
            <text:p>0.851400017738342</text:p>
          </table:table-cell>
          <table:table-cell table:number-columns-repeated="3"/>
          <table:table-cell table:number-columns-repeated="2" office:value-type="float" office:value="0.851400017738342" calcext:value-type="float">
            <text:p>0.851400017738342</text:p>
          </table:table-cell>
          <table:table-cell/>
          <table:table-cell table:formula="of:=AVERAGE([.E5:.L5])" office:value-type="float" office:value="0.851400017738342" calcext:value-type="float">
            <text:p>0.851400017738342</text:p>
          </table:table-cell>
          <table:table-cell table:number-columns-repeated="3"/>
          <table:table-cell office:value-type="float" office:value="0.868300020694733" calcext:value-type="float">
            <text:p>0.868300020694733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2"/>
          <table:table-cell table:number-columns-repeated="2" office:value-type="float" office:value="0.867500007152557" calcext:value-type="float">
            <text:p>0.867500007152557</text:p>
          </table:table-cell>
          <table:table-cell table:number-columns-repeated="3"/>
          <table:table-cell table:formula="of:=AVERAGE([.E6:.L6])" office:value-type="float" office:value="0.867500007152557" calcext:value-type="float">
            <text:p>0.867500007152557</text:p>
          </table:table-cell>
          <table:table-cell table:number-columns-repeated="3"/>
          <table:table-cell office:value-type="float" office:value="0.87830001115799" calcext:value-type="float">
            <text:p>0.87830001115799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872399985790253" calcext:value-type="float">
            <text:p>0.872399985790253</text:p>
          </table:table-cell>
          <table:table-cell table:number-columns-repeated="2"/>
          <table:table-cell table:number-columns-repeated="2" office:value-type="float" office:value="0.872399985790253" calcext:value-type="float">
            <text:p>0.872399985790253</text:p>
          </table:table-cell>
          <table:table-cell table:formula="of:=AVERAGE([.E7:.L7])" office:value-type="float" office:value="0.872399985790253" calcext:value-type="float">
            <text:p>0.872399985790253</text:p>
          </table:table-cell>
          <table:table-cell table:number-columns-repeated="3"/>
          <table:table-cell office:value-type="float" office:value="0.877699971199036" calcext:value-type="float">
            <text:p>0.87769997119903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.875999987125397" calcext:value-type="float">
            <text:p>0.875999987125397</text:p>
          </table:table-cell>
          <table:table-cell table:number-columns-repeated="4"/>
          <table:table-cell table:number-columns-repeated="2" office:value-type="float" office:value="0.875999987125397" calcext:value-type="float">
            <text:p>0.875999987125397</text:p>
          </table:table-cell>
          <table:table-cell table:formula="of:=AVERAGE([.E8:.L8])" office:value-type="float" office:value="0.875999987125397" calcext:value-type="float">
            <text:p>0.875999987125397</text:p>
          </table:table-cell>
          <table:table-cell table:number-columns-repeated="3"/>
          <table:table-cell office:value-type="float" office:value="0.878899991512299" calcext:value-type="float">
            <text:p>0.878899991512299</text:p>
          </table:table-cell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1200000" calcext:value-type="float">
            <text:p>1200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875" calcext:value-type="float">
            <text:p>0.875</text:p>
          </table:table-cell>
          <table:table-cell table:number-columns-repeated="3"/>
          <table:table-cell office:value-type="float" office:value="0.875" calcext:value-type="float">
            <text:p>0.875</text:p>
          </table:table-cell>
          <table:table-cell/>
          <table:table-cell table:formula="of:=AVERAGE([.E9:.L9])" office:value-type="float" office:value="0.875" calcext:value-type="float">
            <text:p>0.875</text:p>
          </table:table-cell>
          <table:table-cell table:number-columns-repeated="3"/>
          <table:table-cell office:value-type="float" office:value="0.881500005722046" calcext:value-type="float">
            <text:p>0.881500005722046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table:number-columns-repeated="5"/>
          <table:table-cell table:number-columns-repeated="2" office:value-type="float" office:value="0.872900009155273" calcext:value-type="float">
            <text:p>0.872900009155273</text:p>
          </table:table-cell>
          <table:table-cell table:formula="of:=AVERAGE([.E10:.L10])" office:value-type="float" office:value="0.872900009155273" calcext:value-type="float">
            <text:p>0.872900009155273</text:p>
          </table:table-cell>
          <table:table-cell table:number-columns-repeated="3"/>
          <table:table-cell office:value-type="float" office:value="0.88510000705719" calcext:value-type="float">
            <text:p>0.88510000705719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9]/[.B10]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0.881699979305267" calcext:value-type="float">
            <text:p>0.881699979305267</text:p>
          </table:table-cell>
          <table:table-cell table:number-columns-repeated="2"/>
          <table:table-cell office:value-type="float" office:value="0.881699979305267" calcext:value-type="float">
            <text:p>0.881699979305267</text:p>
          </table:table-cell>
          <table:table-cell table:formula="of:=AVERAGE([.E11:.L11])" office:value-type="float" office:value="0.881699979305267" calcext:value-type="float">
            <text:p>0.881699979305267</text:p>
          </table:table-cell>
          <table:table-cell table:number-columns-repeated="3"/>
          <table:table-cell office:value-type="float" office:value="0.885699987411499" calcext:value-type="float">
            <text:p>0.88569998741149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77799987792969" calcext:value-type="float">
            <text:p>0.877799987792969</text:p>
          </table:table-cell>
          <table:table-cell table:number-columns-repeated="3"/>
          <table:table-cell table:number-columns-repeated="2" office:value-type="float" office:value="0.877799987792969" calcext:value-type="float">
            <text:p>0.877799987792969</text:p>
          </table:table-cell>
          <table:table-cell/>
          <table:table-cell table:formula="of:=AVERAGE([.E12:.L12])" office:value-type="float" office:value="0.877799987792969" calcext:value-type="float">
            <text:p>0.877799987792969</text:p>
          </table:table-cell>
          <table:table-cell table:number-columns-repeated="3"/>
          <table:table-cell office:value-type="float" office:value="0.885999977588654" calcext:value-type="float">
            <text:p>0.88599997758865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formula="of:=AVERAGE([.E13:.L13])" office:value-type="float" office:value="0.888000011444092" calcext:value-type="float">
            <text:p>0.888000011444092</text:p>
          </table:table-cell>
          <table:table-cell table:number-columns-repeated="3"/>
          <table:table-cell office:value-type="float" office:value="0.886300027370453" calcext:value-type="float">
            <text:p>0.88630002737045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888800024986267" calcext:value-type="float">
            <text:p>0.888800024986267</text:p>
          </table:table-cell>
          <table:table-cell table:number-columns-repeated="2"/>
          <table:table-cell office:value-type="float" office:value="0.888800024986267" calcext:value-type="float">
            <text:p>0.888800024986267</text:p>
          </table:table-cell>
          <table:table-cell table:number-columns-repeated="3"/>
          <table:table-cell table:formula="of:=AVERAGE([.E14:.L14])" office:value-type="float" office:value="0.888800024986267" calcext:value-type="float">
            <text:p>0.888800024986267</text:p>
          </table:table-cell>
          <table:table-cell table:number-columns-repeated="3"/>
          <table:table-cell office:value-type="float" office:value="0.888300001621246" calcext:value-type="float">
            <text:p>0.88830000162124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889599978923798" calcext:value-type="float">
            <text:p>0.889599978923798</text:p>
          </table:table-cell>
          <table:table-cell table:number-columns-repeated="2"/>
          <table:table-cell table:number-columns-repeated="2" office:value-type="float" office:value="0.889599978923798" calcext:value-type="float">
            <text:p>0.889599978923798</text:p>
          </table:table-cell>
          <table:table-cell table:number-columns-repeated="2"/>
          <table:table-cell table:formula="of:=AVERAGE([.E15:.L15])" office:value-type="float" office:value="0.889599978923798" calcext:value-type="float">
            <text:p>0.889599978923798</text:p>
          </table:table-cell>
          <table:table-cell table:number-columns-repeated="3"/>
          <table:table-cell office:value-type="float" office:value="0.880999982357025" calcext:value-type="float">
            <text:p>0.88099998235702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889400005340576" calcext:value-type="float">
            <text:p>0.889400005340576</text:p>
          </table:table-cell>
          <table:table-cell table:number-columns-repeated="4"/>
          <table:table-cell table:number-columns-repeated="2" office:value-type="float" office:value="0.889400005340576" calcext:value-type="float">
            <text:p>0.889400005340576</text:p>
          </table:table-cell>
          <table:table-cell table:formula="of:=AVERAGE([.E16:.L16])" office:value-type="float" office:value="0.889400005340576" calcext:value-type="float">
            <text:p>0.889400005340576</text:p>
          </table:table-cell>
          <table:table-cell table:number-columns-repeated="3"/>
          <table:table-cell office:value-type="float" office:value="0.888400018215179" calcext:value-type="float">
            <text:p>0.88840001821517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889299988746643" calcext:value-type="float">
            <text:p>0.889299988746643</text:p>
          </table:table-cell>
          <table:table-cell/>
          <table:table-cell office:value-type="float" office:value="0.889299988746643" calcext:value-type="float">
            <text:p>0.889299988746643</text:p>
          </table:table-cell>
          <table:table-cell table:number-columns-repeated="2"/>
          <table:table-cell table:formula="of:=AVERAGE([.E17:.L17])" office:value-type="float" office:value="0.889299988746643" calcext:value-type="float">
            <text:p>0.889299988746643</text:p>
          </table:table-cell>
          <table:table-cell table:number-columns-repeated="3"/>
          <table:table-cell office:value-type="float" office:value="0.892899990081787" calcext:value-type="float">
            <text:p>0.89289999008178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 table:number-columns-repeated="4"/>
          <table:table-cell table:formula="of:=AVERAGE([.E18:.L18])" office:value-type="float" office:value="0.890100002288818" calcext:value-type="float">
            <text:p>0.890100002288818</text:p>
          </table:table-cell>
          <table:table-cell table:number-columns-repeated="3"/>
          <table:table-cell office:value-type="float" office:value="0.893700003623962" calcext:value-type="float">
            <text:p>0.89370000362396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table:number-columns-repeated="2" office:value-type="float" office:value="0.89410001039505" calcext:value-type="float">
            <text:p>0.89410001039505</text:p>
          </table:table-cell>
          <table:table-cell table:formula="of:=AVERAGE([.E19:.L19])" office:value-type="float" office:value="0.89410001039505" calcext:value-type="float">
            <text:p>0.89410001039505</text:p>
          </table:table-cell>
          <table:table-cell table:number-columns-repeated="3"/>
          <table:table-cell office:value-type="float" office:value="0.891700029373169" calcext:value-type="float">
            <text:p>0.89170002937316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/>
          <table:table-cell table:formula="of:=AVERAGE([.E20:.L20])" office:value-type="float" office:value="0.893499970436096" calcext:value-type="float">
            <text:p>0.893499970436096</text:p>
          </table:table-cell>
          <table:table-cell table:number-columns-repeated="3"/>
          <table:table-cell office:value-type="float" office:value="0.887600004673004" calcext:value-type="float">
            <text:p>0.88760000467300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E21:.L21])" office:value-type="float" office:value="0.89410001039505" calcext:value-type="float">
            <text:p>0.89410001039505</text:p>
          </table:table-cell>
          <table:table-cell table:number-columns-repeated="3"/>
          <table:table-cell office:value-type="float" office:value="0.889100015163422" calcext:value-type="float">
            <text:p>0.8891000151634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 office:value-type="float" office:value="0.893499970436096" calcext:value-type="float">
            <text:p>0.893499970436096</text:p>
          </table:table-cell>
          <table:table-cell table:formula="of:=AVERAGE([.E22:.L22])" office:value-type="float" office:value="0.893499970436096" calcext:value-type="float">
            <text:p>0.893499970436096</text:p>
          </table:table-cell>
          <table:table-cell table:number-columns-repeated="3"/>
          <table:table-cell office:value-type="float" office:value="0.890900015830994" calcext:value-type="float">
            <text:p>0.890900015830994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ession</text:p>
          </table:table-cell>
          <table:table-cell office:value-type="string" calcext:value-type="string">
            <text:p>FL_training</text:p>
          </table:table-cell>
          <table:table-cell office:value-type="string" calcext:value-type="string">
            <text:p>local_trainin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03900003433228" calcext:value-type="float">
            <text:p>0.803900003433228</text:p>
          </table:table-cell>
          <table:table-cell office:value-type="float" office:value="0.837100028991699" calcext:value-type="float">
            <text:p>0.8371000289916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839800000190735" calcext:value-type="float">
            <text:p>0.839800000190735</text:p>
          </table:table-cell>
          <table:table-cell office:value-type="float" office:value="0.853500008583069" calcext:value-type="float">
            <text:p>0.8535000085830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851400017738342" calcext:value-type="float">
            <text:p>0.851400017738342</text:p>
          </table:table-cell>
          <table:table-cell office:value-type="float" office:value="0.868300020694733" calcext:value-type="float">
            <text:p>0.8683000206947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office:value-type="float" office:value="0.87830001115799" calcext:value-type="float">
            <text:p>0.878300011157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99971199036" calcext:value-type="float">
            <text:p>0.8776999711990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875999987125397" calcext:value-type="float">
            <text:p>0.875999987125397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500005722046" calcext:value-type="float">
            <text:p>0.8815000057220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office:value-type="float" office:value="0.88510000705719" calcext:value-type="float">
            <text:p>0.885100007057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881699979305267" calcext:value-type="float">
            <text:p>0.881699979305267</text:p>
          </table:table-cell>
          <table:table-cell office:value-type="float" office:value="0.885699987411499" calcext:value-type="float">
            <text:p>0.8856999874114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877799987792969" calcext:value-type="float">
            <text:p>0.877799987792969</text:p>
          </table:table-cell>
          <table:table-cell office:value-type="float" office:value="0.885999977588654" calcext:value-type="float">
            <text:p>0.8859999775886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888000011444092" calcext:value-type="float">
            <text:p>0.888000011444092</text:p>
          </table:table-cell>
          <table:table-cell office:value-type="float" office:value="0.886300027370453" calcext:value-type="float">
            <text:p>0.8863000273704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888800024986267" calcext:value-type="float">
            <text:p>0.888800024986267</text:p>
          </table:table-cell>
          <table:table-cell office:value-type="float" office:value="0.888300001621246" calcext:value-type="float">
            <text:p>0.8883000016212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889599978923798" calcext:value-type="float">
            <text:p>0.889599978923798</text:p>
          </table:table-cell>
          <table:table-cell office:value-type="float" office:value="0.880999982357025" calcext:value-type="float">
            <text:p>0.8809999823570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889400005340576" calcext:value-type="float">
            <text:p>0.889400005340576</text:p>
          </table:table-cell>
          <table:table-cell office:value-type="float" office:value="0.888400018215179" calcext:value-type="float">
            <text:p>0.8884000182151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889299988746643" calcext:value-type="float">
            <text:p>0.889299988746643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 office:value-type="float" office:value="0.893700003623962" calcext:value-type="float">
            <text:p>0.8937000036239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1700029373169" calcext:value-type="float">
            <text:p>0.8917000293731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87600004673004" calcext:value-type="float">
            <text:p>0.8876000046730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90900015830994" calcext:value-type="float">
            <text:p>0.890900015830994</text:p>
          </table:table-cell>
          <table:table-cell table:number-columns-repeated="10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51, 0.770799994468689), (501, 0.8192999958992004), (751, 0.8360000252723694), (1501, 0.861299991607666), (1751, 0.8615000247955322), (2251, 0.8694999814033508), (2501, 0.8774999976158142), (2751, 0.8741000294685364), (3001, 0.8787000179290771), (3501, 0.8741000294685364), (3751, 0.882099986076355), (4251, 0.8820000290870667), (4751, 0.8867999911308289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501, 0.8192999958992004), (751, 0.8360000252723694), (1001, 0.8438000082969666), (1251, 0.8583999872207642), (1501, 0.861299991607666), (1751, 0.8615000247955322), (2001, 0.8676999807357788), (2251, 0.8694999814033508), (2751, 0.8741000294685364), (3001, 0.8787000179290771), (3251, 0.8812000155448914), (3751, 0.882099986076355), (4251, 0.8820000290870667), (4501, 0.8810999989509583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251, 0.770799994468689), (501, 0.8192999958992004), (1251, 0.8583999872207642), (1501, 0.861299991607666), (2001, 0.8676999807357788), (2501, 0.8774999976158142), (3001, 0.8787000179290771), (3251, 0.8812000155448914), (3501, 0.8741000294685364), (3751, 0.882099986076355), (4001, 0.8809000253677368), (4251, 0.8820000290870667), (4501, 0.8810999989509583), (4751, 0.8867999911308289), (5001, 0.8823999762535095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(1001, 0.8438000082969666), (1251, 0.8583999872207642), (1501, 0.861299991607666), (1751, 0.8615000247955322), (2001, 0.8676999807357788), (2501, 0.8774999976158142), (2751, 0.8741000294685364), (3001, 0.8787000179290771), (3251, 0.8812000155448914), (3501, 0.8741000294685364), (3751, 0.882099986076355), (4001, 0.8809000253677368), (4251, 0.8820000290870667), (4751, 0.8867999911308289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251, 0.770799994468689), (751, 0.8360000252723694), (1001, 0.8438000082969666), (1251, 0.8583999872207642), (1501, 0.861299991607666), (1751, 0.8615000247955322), (2251, 0.8694999814033508), (2501, 0.8774999976158142), (3251, 0.8812000155448914), (3501, 0.8741000294685364), (4001, 0.8809000253677368), (4251, 0.8820000290870667), (4501, 0.8810999989509583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2001, 0.8676999807357788), (2251, 0.8694999814033508), (2501, 0.8774999976158142), (2751, 0.8741000294685364), (3001, 0.8787000179290771), (3501, 0.8741000294685364), (3751, 0.882099986076355), (4001, 0.8809000253677368), (4501, 0.8810999989509583), (4751, 0.8867999911308289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1501, 0.861299991607666), (1751, 0.8615000247955322), (2001, 0.8676999807357788), (2251, 0.8694999814033508), (2751, 0.8741000294685364), (3251, 0.8812000155448914), (3501, 0.8741000294685364), (4001, 0.8809000253677368), (4501, 0.8810999989509583), (4751, 0.8867999911308289), (5001, 0.8823999762535095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(251, 0.770799994468689), (501, 0.8192999958992004), (751, 0.8360000252723694), (1001, 0.8438000082969666), (1751, 0.8615000247955322), (2001, 0.8676999807357788), (2251, 0.8694999814033508), (2501, 0.8774999976158142), (2751, 0.8741000294685364), (3001, 0.8787000179290771), (3251, 0.8812000155448914), (3751, 0.882099986076355), (4001, 0.8809000253677368), (4251, 0.8820000290870667), (4501, 0.8810999989509583), (4751, 0.8867999911308289), (5001, 0.882399976253509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55] * [.B56] * [.B57] * [.B59] * [.B60]" office:value-type="float" office:value="1200000" calcext:value-type="float">
            <text:p>12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3]/[.B64]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1001, 0.8080999851226807), (1501, 0.8180999755859375), (2001, 0.8464000225067139), (2501, 0.8411999940872192), (3001, 0.8582000136375427), (3501, 0.859499990940094), (4001, 0.8654000163078308), (4501, 0.8661999702453613), (6001, 0.873199999332428), (6501, 0.8791000247001648), (7001, 0.8799999952316284), (7501, 0.8761000037193298), (8001, 0.8774999976158142), (8501, 0.8833000063896179), (9501, 0.888999998569488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001, 0.8464000225067139), (2501, 0.8411999940872192), (3001, 0.8582000136375427), (3501, 0.859499990940094), (4001, 0.8654000163078308), (4501, 0.8661999702453613), (5001, 0.8762999773025513), (5501, 0.8676000237464905), (6001, 0.873199999332428), (6501, 0.8791000247001648), (8001, 0.8774999976158142), (9001, 0.8841999769210815), (9501, 0.888999998569488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4501, 0.8661999702453613), (5001, 0.8762999773025513), (5501, 0.8676000237464905), (6001, 0.873199999332428), (6501, 0.8791000247001648), (7001, 0.8799999952316284), (7501, 0.8761000037193298), (8501, 0.8833000063896179), (9001, 0.8841999769210815), (9501, 0.8889999985694885), (10001, 0.8899999856948853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001, 0.8464000225067139), (3501, 0.859499990940094), (4001, 0.8654000163078308), (5501, 0.8676000237464905), (6001, 0.873199999332428), (6501, 0.8791000247001648), (7001, 0.8799999952316284), (7501, 0.8761000037193298), (8001, 0.8774999976158142), (8501, 0.8833000063896179), (9001, 0.884199976921081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2501, 0.8411999940872192), (3001, 0.8582000136375427), (3501, 0.859499990940094), (4001, 0.8654000163078308), (5001, 0.8762999773025513), (5501, 0.8676000237464905), (6001, 0.873199999332428), (7001, 0.8799999952316284), (7501, 0.8761000037193298), (8001, 0.8774999976158142), (8501, 0.8833000063896179), (9501, 0.888999998569488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501, 0.7684999704360962), (1001, 0.8080999851226807), (1501, 0.8180999755859375), (2501, 0.8411999940872192), (3001, 0.8582000136375427), (4501, 0.8661999702453613), (5001, 0.8762999773025513), (5501, 0.8676000237464905), (7001, 0.8799999952316284), (7501, 0.8761000037193298), (8001, 0.8774999976158142), (8501, 0.8833000063896179), (9001, 0.8841999769210815), (9501, 0.888999998569488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501, 0.7684999704360962), (2001, 0.8464000225067139), (2501, 0.8411999940872192), (3001, 0.8582000136375427), (3501, 0.859499990940094), (4001, 0.8654000163078308), (4501, 0.8661999702453613), (5001, 0.8762999773025513), (6501, 0.8791000247001648), (7001, 0.8799999952316284), (9001, 0.8841999769210815), (9501, 0.8889999985694885), (10001, 0.8899999856948853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501, 0.8411999940872192), (3001, 0.8582000136375427), (3501, 0.859499990940094), (4001, 0.8654000163078308), (4501, 0.8661999702453613), (5001, 0.8762999773025513), (5501, 0.8676000237464905), (6001, 0.873199999332428), (6501, 0.8791000247001648), (7501, 0.8761000037193298), (8001, 0.8774999976158142), (8501, 0.8833000063896179), (9001, 0.8841999769210815), (10001, 0.88999998569488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67] * [.B68] * [.B69] * [.B71] * [.B72]" office:value-type="float" office:value="1200000" calcext:value-type="float">
            <text:p>12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75]/[.B76]" office:value-type="float" office:value="20" calcext:value-type="float">
            <text:p>2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02:44:52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03:31:04.302000000</dc:date>
    <meta:editing-duration>PT49M49S</meta:editing-duration>
    <meta:editing-cycles>11</meta:editing-cycles>
    <meta:generator>LibreOffice/7.1.3.2$Windows_X86_64 LibreOffice_project/47f78053abe362b9384784d31a6e56f8511eb1c1</meta:generator>
    <meta:document-statistic meta:table-count="1" meta:cell-count="269" meta:object-count="0"/>
  </office:meta>
</office:document-meta>
</file>